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5-7 (6-4)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 (12-10 (9-1))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05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08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42</text:p>
          </table:table-cell>
          <table:table-cell office:value-type="string">
            <text:p>.02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1</text:p>
          </table:table-cell>
          <table:table-cell office:value-type="string">
            <text:p>.24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92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5</text:p>
          </table:table-cell>
          <table:table-cell office:value-type="string">
            <text:p>.08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0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24</text:p>
          </table:table-cell>
          <table:table-cell office:value-type="string">
            <text:p>162</text:p>
          </table:table-cell>
          <table:table-cell office:value-type="string">
            <text:p>.160</text:p>
          </table:table-cell>
          <table:table-cell office:value-type="string">
            <text:p>47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77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4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-.0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7</text:p>
          </table:table-cell>
          <table:table-cell office:value-type="string">
            <text:p>61</text:p>
          </table:table-cell>
          <table:table-cell office:value-type="string">
            <text:p>.3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9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32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2</text:p>
          </table:table-cell>
          <table:table-cell office:value-type="string">
            <text:p>161</text:p>
          </table:table-cell>
          <table:table-cell office:value-type="string">
            <text:p>.205</text:p>
          </table:table-cell>
          <table:table-cell office:value-type="string">
            <text:p>5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